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90d2" officeooo:paragraph-rsid="001e90d2"/>
    </style:style>
    <style:style style:name="P2" style:family="paragraph" style:parent-style-name="Standard">
      <style:text-properties officeooo:rsid="001e90d2" officeooo:paragraph-rsid="0024fc97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e90d2" officeooo:paragraph-rsid="001e90d2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24fc97" officeooo:paragraph-rsid="0024fc97"/>
    </style:style>
    <style:style style:name="P5" style:family="paragraph" style:parent-style-name="Standard">
      <style:text-properties officeooo:paragraph-rsid="0024fc97"/>
    </style:style>
    <style:style style:name="P6" style:family="paragraph" style:parent-style-name="Standard">
      <style:text-properties officeooo:rsid="001f7378" officeooo:paragraph-rsid="0024fc97"/>
    </style:style>
    <style:style style:name="P7" style:family="paragraph" style:parent-style-name="Standard">
      <style:text-properties officeooo:rsid="001f7378" officeooo:paragraph-rsid="001f7378"/>
    </style:style>
    <style:style style:name="P8" style:family="paragraph" style:parent-style-name="Standard">
      <style:text-properties officeooo:rsid="0024fc97" officeooo:paragraph-rsid="0024fc97"/>
    </style:style>
    <style:style style:name="T1" style:family="text">
      <style:text-properties officeooo:rsid="001eac1c"/>
    </style:style>
    <style:style style:name="T2" style:family="text">
      <style:text-properties officeooo:rsid="00247076"/>
    </style:style>
    <style:style style:name="T3" style:family="text">
      <style:text-properties officeooo:rsid="001e90d2"/>
    </style:style>
    <style:style style:name="T4" style:family="text">
      <style:text-properties officeooo:rsid="001f7378"/>
    </style:style>
    <style:style style:name="T5" style:family="text">
      <style:text-properties officeooo:rsid="0026f9ea"/>
    </style:style>
    <style:style style:name="T6" style:family="text">
      <style:text-properties officeooo:rsid="0027c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arning diary for exercise 1.1</text:p>
      <text:p text:style-name="P5"><text:span text:style-name="T3">1-</text:span>How long did you work on the exercise (in minutes or hours)</text:p>
      <text:p text:style-name="P5"/>
      <text:p text:style-name="P2"><text:span text:style-name="T6">S</text:span>ince I was not familiar with the socket programming concept the exercise took me around <text:span text:style-name="T6">1 </text:span>hours <text:span text:style-name="T6">and 30 minutes</text:span> .</text:p>
      <text:p text:style-name="P1"/>
      <text:p text:style-name="P5"><text:span text:style-name="T3">2- </text:span>Describe the approach of your solution. Discuss aspects such as the network operations, error handling, overall design. Why did you choose this approach?</text:p>
      <text:p text:style-name="P5"/>
      <text:p text:style-name="P4">I start th<text:span text:style-name="T6">e</text:span> exercise by creating socket . Then I start to fill the sockaddr structure after that I connect <text:span text:style-name="T6">the socket </text:span>to the course server. <text:s/>However I tried to check for errors <text:span text:style-name="T6">in all the request , </text:span><text:s/>if socket <text:s/>was successfully <text:s/>connected then I start sending my student_ID and the exercise task <text:s/>in which I used “send” . To get the information from the server I used “recv”</text:p>
      <text:p text:style-name="P4"/>
      <text:p text:style-name="P1"/>
      <text:p text:style-name="P5"><text:span text:style-name="T3">3-</text:span><text:bookmark text:name="yui_3_17_2_3_1453836398181_74"/>Did you have any failures or problems before successful solution? Discuss (your analysis) of the reasons of problems, and how you fixed them</text:p>
      <text:p text:style-name="P5"/>
      <text:p text:style-name="P2">I had error when I submited my code it was printing me failure , the problem <text:span text:style-name="T5">I </text:span>had <text:s/><text:span text:style-name="T6">was </text:span><text:s/>the name of the task due to a space in the string <text:span text:style-name="T1">when I sent </text:span><text:s/>to the <text:span text:style-name="T1">server I got Fail</text:span>. <text:span text:style-name="T1">I quickly found because of the 'Fail' message from the server and everything works well <text:s/>after moving the space.</text:span></text:p>
      <text:p text:style-name="P2"/>
      <text:p text:style-name="P5"><text:span text:style-name="T4">4-</text:span>Did you learn anything? (or did you know it already? or did you not understand what were you supposed to learn?)</text:p>
      <text:p text:style-name="P5"/>
      <text:p text:style-name="P6">I learned basic of socket programming and also what I was supposed <text:span text:style-name="T2">to </text:span>learn <text:span text:style-name="T2">and </text:span><text:s/><text:span text:style-name="T2">those </text:span>help me in this exercise achievment <text:s/>and It was successful learning since I got OK from the server.</text:p>
      <text:p text:style-name="P7"/>
      <text:p text:style-name="P5"><text:span text:style-name="T4">5-</text:span><text:bookmark text:name="yui_3_17_2_3_1453836398181_76"/>Give feedback about exercise and related material. Is there something that could be improved?</text:p>
      <text:p text:style-name="P5"/>
      <text:p text:style-name="P6">In my opinion the material is good but It would be nice to add some more examples to help new learners to learn fa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23:21:21.802258099</meta:creation-date>
    <dc:date>2016-01-28T06:15:17.598875242</dc:date>
    <meta:editing-duration>PT14M40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306" meta:character-count="1678" meta:non-whitespace-character-count="1372"/>
  </office:meta>
</office:document-meta>
</file>